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13.42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3.21mm"/>
    </style:style>
    <style:style style:name="co9" style:family="table-column">
      <style:table-column-properties fo:break-before="auto" style:column-width="3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erf-test-gzip-combined-ms" table:style-name="ta1">
        <table:shapes>
          <draw:frame draw:z-index="0" draw:style-name="gr1" draw:text-style-name="P1" svg:width="159.95mm" svg:height="105.45mm" svg:x="200.08mm" svg:y="83.94mm">
            <loext:p draw:notify-on-update-of-ranges="'perf-test-gzip-combined-ms'.J1:'perf-test-gzip-combined-ms'.J1 'perf-test-gzip-combined-ms'.J2:'perf-test-gzip-combined-ms'.J5 'perf-test-gzip-combined-ms'.K1:'perf-test-gzip-combined-ms'.K1 'perf-test-gzip-combined-ms'.K2:'perf-test-gzip-combined-ms'.K5 'perf-test-gzip-combined-ms'.L1:'perf-test-gzip-combined-ms'.L1 'perf-test-gzip-combined-ms'.L2:'perf-test-gzip-combined-ms'.L5 'perf-test-gzip-combined-ms'.M1:'perf-test-gzip-combined-ms'.M1 'perf-test-gzip-combined-ms'.M2:'perf-test-gzip-combined-ms'.M5 'perf-test-gzip-combined-ms'.N1:'perf-test-gzip-combined-ms'.N1 'perf-test-gzip-combined-ms'.N2:'perf-test-gzip-combined-ms'.N5 'perf-test-gzip-combined-ms'.O1:'perf-test-gzip-combined-ms'.O1 'perf-test-gzip-combined-ms'.O2:'perf-test-gzip-combined-ms'.O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6.44mm" svg:height="96.16mm" svg:x="388.21mm" svg:y="80.49mm">
            <loext:p draw:notify-on-update-of-ranges="'perf-test-gzip-combined-ms'.Q1:'perf-test-gzip-combined-ms'.Q1 'perf-test-gzip-combined-ms'.Q2:'perf-test-gzip-combined-ms'.Q5 'perf-test-gzip-combined-ms'.T2:'perf-test-gzip-combined-ms'.T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pagevi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jobtime</text:p>
          </table:table-cell>
          <table:table-cell office:value-type="string" calcext:value-type="string">
            <text:p>chain1</text:p>
          </table:table-cell>
          <table:table-cell office:value-type="string" calcext:value-type="string">
            <text:p>chain2</text:p>
          </table:table-cell>
          <table:table-cell office:value-type="string" calcext:value-type="string">
            <text:p>datasink</text:p>
          </table:table-cell>
          <table:table-cell table:number-columns-repeated="2"/>
          <table:table-cell office:value-type="string" calcext:value-type="string">
            <text:p>Slots</text:p>
          </table:table-cell>
          <table:table-cell office:value-type="string" calcext:value-type="string">
            <text:p>Gzip combined</text:p>
          </table:table-cell>
          <table:table-cell office:value-type="string" calcext:value-type="string">
            <text:p>Plaintext combined</text:p>
          </table:table-cell>
          <table:table-cell office:value-type="string" calcext:value-type="string">
            <text:p>Bzip2 combined</text:p>
          </table:table-cell>
          <table:table-cell office:value-type="string" calcext:value-type="string">
            <text:p>Gzip single</text:p>
          </table:table-cell>
          <table:table-cell office:value-type="string" calcext:value-type="string">
            <text:p>Single – Combined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ize in GB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/gz/ =&gt; /gz-all/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652000" calcext:value-type="float">
            <text:p>652000</text:p>
          </table:table-cell>
          <table:table-cell office:value-type="float" office:value="635000" calcext:value-type="float">
            <text:p>635000</text:p>
          </table:table-cell>
          <table:table-cell office:value-type="float" office:value="643000" calcext:value-type="float">
            <text:p>643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32" calcext:value-type="float">
            <text:p>132</text:p>
          </table:table-cell>
          <table:table-cell office:value-type="float" office:value="236" calcext:value-type="float">
            <text:p>236</text:p>
          </table:table-cell>
          <table:table-cell office:value-type="float" office:value="304" calcext:value-type="float">
            <text:p>304</text:p>
          </table:table-cell>
          <table:table-cell table:formula="of:=[.$N2]-[.$K2]" office:value-type="float" office:value="205" calcext:value-type="float">
            <text:p>205</text:p>
          </table:table-cell>
          <table:table-cell/>
          <table:table-cell office:value-type="string" calcext:value-type="string">
            <text:p>Gzip single</text:p>
          </table:table-cell>
          <table:table-cell office:value-type="float" office:value="63884830916" calcext:value-type="float">
            <text:p>63884830916</text:p>
          </table:table-cell>
          <table:table-cell table:style-name="ce1" table:formula="of:=[.$R2]/1024/1024/1024" office:value-type="float" office:value="59.4973852075636" calcext:value-type="float">
            <text:p>59,497</text:p>
          </table:table-cell>
          <table:table-cell table:formula="of:=[.R2]/[.$R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gz/ =&gt; /bzip2/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802000" calcext:value-type="float">
            <text:p>802000</text:p>
          </table:table-cell>
          <table:table-cell office:value-type="float" office:value="736000" calcext:value-type="float">
            <text:p>736000</text:p>
          </table:table-cell>
          <table:table-cell office:value-type="float" office:value="800000" calcext:value-type="float">
            <text:p>80000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77" calcext:value-type="float">
            <text:p>77</text:p>
          </table:table-cell>
          <table:table-cell office:value-type="float" office:value="133" calcext:value-type="float">
            <text:p>133</text:p>
          </table:table-cell>
          <table:table-cell office:value-type="float" office:value="219" calcext:value-type="float">
            <text:p>219</text:p>
          </table:table-cell>
          <table:table-cell office:value-type="float" office:value="292" calcext:value-type="float">
            <text:p>292</text:p>
          </table:table-cell>
          <table:table-cell table:formula="of:=[.$N3]-[.$K3]" office:value-type="float" office:value="215" calcext:value-type="float">
            <text:p>215</text:p>
          </table:table-cell>
          <table:table-cell/>
          <table:table-cell office:value-type="string" calcext:value-type="string">
            <text:p>Bzip2 combined</text:p>
          </table:table-cell>
          <table:table-cell office:value-type="float" office:value="48743095960" calcext:value-type="float">
            <text:p>48743095960</text:p>
          </table:table-cell>
          <table:table-cell table:style-name="ce1" table:formula="of:=[.$R3]/1024/1024/1024" office:value-type="float" office:value="45.3955456241965" calcext:value-type="float">
            <text:p>45,396</text:p>
          </table:table-cell>
          <table:table-cell table:formula="of:=[.R2]/[.$R3]" office:value-type="float" office:value="1.31064368517801" calcext:value-type="float">
            <text:p>1,3106436852</text:p>
          </table:table-cell>
        </table:table-row>
        <table:table-row table:style-name="ro1">
          <table:table-cell office:value-type="string" calcext:value-type="string">
            <text:p>/gz/ =&gt; /plain/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876000" calcext:value-type="float">
            <text:p>876000</text:p>
          </table:table-cell>
          <table:table-cell table:number-columns-repeated="2" office:value-type="float" office:value="869000" calcext:value-type="float">
            <text:p>869000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63" calcext:value-type="float">
            <text:p>63</text:p>
          </table:table-cell>
          <table:table-cell office:value-type="float" office:value="141" calcext:value-type="float">
            <text:p>141</text:p>
          </table:table-cell>
          <table:table-cell office:value-type="float" office:value="217" calcext:value-type="float">
            <text:p>217</text:p>
          </table:table-cell>
          <table:table-cell office:value-type="float" office:value="241" calcext:value-type="float">
            <text:p>241</text:p>
          </table:table-cell>
          <table:table-cell table:formula="of:=[.$N4]-[.$K4]" office:value-type="float" office:value="178" calcext:value-type="float">
            <text:p>178</text:p>
          </table:table-cell>
          <table:table-cell/>
          <table:table-cell office:value-type="string" calcext:value-type="string">
            <text:p>Plaintext combined</text:p>
          </table:table-cell>
          <table:table-cell office:value-type="float" office:value="269237381858" calcext:value-type="float">
            <text:p>269237381858</text:p>
          </table:table-cell>
          <table:table-cell table:style-name="ce1" table:formula="of:=[.$R4]/1024/1024/1024" office:value-type="float" office:value="250.746851654723" calcext:value-type="float">
            <text:p>250,747</text:p>
          </table:table-cell>
          <table:table-cell table:formula="of:=[.R2]/[.$R4]" office:value-type="float" office:value="0.237280686935568" calcext:value-type="float">
            <text:p>0,2372806869</text:p>
          </table:table-cell>
        </table:table-row>
        <table:table-row table:style-name="ro1">
          <table:table-cell table:number-columns-repeated="9"/>
          <table:table-cell office:value-type="float" office:value="400" calcext:value-type="float">
            <text:p>400</text:p>
          </table:table-cell>
          <table:table-cell office:value-type="float" office:value="69" calcext:value-type="float">
            <text:p>69</text:p>
          </table:table-cell>
          <table:table-cell office:value-type="float" office:value="143" calcext:value-type="float">
            <text:p>143</text:p>
          </table:table-cell>
          <table:table-cell office:value-type="float" office:value="190" calcext:value-type="float">
            <text:p>190</text:p>
          </table:table-cell>
          <table:table-cell office:value-type="float" office:value="316" calcext:value-type="float">
            <text:p>316</text:p>
          </table:table-cell>
          <table:table-cell table:formula="of:=[.$N5]-[.$K5]" office:value-type="float" office:value="247" calcext:value-type="float">
            <text:p>247</text:p>
          </table:table-cell>
          <table:table-cell/>
          <table:table-cell office:value-type="string" calcext:value-type="string">
            <text:p>Gzip combined</text:p>
          </table:table-cell>
          <table:table-cell office:value-type="float" office:value="63884833261" calcext:value-type="float">
            <text:p>63884833261</text:p>
          </table:table-cell>
          <table:table-cell table:style-name="ce1" table:formula="of:=[.$R5]/1024/1024/1024" office:value-type="float" office:value="59.4973873915151" calcext:value-type="float">
            <text:p>59,497</text:p>
          </table:table-cell>
          <table:table-cell table:formula="of:=[.R2]/[.$R5]" office:value-type="float" office:value="0.999999963293322" calcext:value-type="float">
            <text:p>0,999999963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z-all-reading</text:p>
          </table:table-cell>
          <table:table-cell office:value-type="float" office:value="63884833261" calcext:value-type="float">
            <text:p>63884833261</text:p>
          </table:table-cell>
          <table:table-cell office:value-type="float" office:value="100" calcext:value-type="float">
            <text:p>100</text:p>
          </table:table-cell>
          <table:table-cell office:value-type="float" office:value="99000" calcext:value-type="float">
            <text:p>99000</text:p>
          </table:table-cell>
          <table:table-cell office:value-type="float" office:value="98000" calcext:value-type="float">
            <text:p>98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z-all-reading</text:p>
          </table:table-cell>
          <table:table-cell office:value-type="float" office:value="63884833261" calcext:value-type="float">
            <text:p>6388483326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77000" calcext:value-type="float">
            <text:p>77000</text:p>
          </table:table-cell>
          <table:table-cell office:value-type="float" office:value="33000" calcext:value-type="float">
            <text:p>33000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z-all-reading</text:p>
          </table:table-cell>
          <table:table-cell office:value-type="float" office:value="63884833261" calcext:value-type="float">
            <text:p>6388483326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63000" calcext:value-type="float">
            <text:p>63000</text:p>
          </table:table-cell>
          <table:table-cell office:value-type="float" office:value="45000" calcext:value-type="float">
            <text:p>45000</text:p>
          </table:table-cell>
          <table:table-cell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z-all-reading</text:p>
          </table:table-cell>
          <table:table-cell office:value-type="float" office:value="63884833261" calcext:value-type="float">
            <text:p>6388483326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69000" calcext:value-type="float">
            <text:p>69000</text:p>
          </table:table-cell>
          <table:table-cell office:value-type="float" office:value="60000" calcext:value-type="float">
            <text:p>60000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plain-reading</text:p>
          </table:table-cell>
          <table:table-cell office:value-type="float" office:value="269237381858" calcext:value-type="float">
            <text:p>269237381858</text:p>
          </table:table-cell>
          <table:table-cell office:value-type="float" office:value="100" calcext:value-type="float">
            <text:p>100</text:p>
          </table:table-cell>
          <table:table-cell office:value-type="float" office:value="132000" calcext:value-type="float">
            <text:p>132000</text:p>
          </table:table-cell>
          <table:table-cell office:value-type="float" office:value="131000" calcext:value-type="float">
            <text:p>131000</text:p>
          </table:table-cell>
          <table:table-cell office:value-type="float" office:value="9000" calcext:value-type="float">
            <text:p>9000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in-reading</text:p>
          </table:table-cell>
          <table:table-cell office:value-type="float" office:value="269237381858" calcext:value-type="float">
            <text:p>269237381858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33000" calcext:value-type="float">
            <text:p>13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in-reading</text:p>
          </table:table-cell>
          <table:table-cell office:value-type="float" office:value="269237381858" calcext:value-type="float">
            <text:p>269237381858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41000" calcext:value-type="float">
            <text:p>141000</text:p>
          </table:table-cell>
          <table:table-cell office:value-type="float" office:value="29000" calcext:value-type="float">
            <text:p>29000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in-reading</text:p>
          </table:table-cell>
          <table:table-cell office:value-type="float" office:value="269237381858" calcext:value-type="float">
            <text:p>269237381858</text:p>
          </table:table-cell>
          <table:table-cell office:value-type="float" office:value="400" calcext:value-type="float">
            <text:p>400</text:p>
          </table:table-cell>
          <table:table-cell office:value-type="float" office:value="143000" calcext:value-type="float">
            <text:p>143000</text:p>
          </table:table-cell>
          <table:table-cell office:value-type="float" office:value="142000" calcext:value-type="float">
            <text:p>142000</text:p>
          </table:table-cell>
          <table:table-cell office:value-type="float" office:value="42000" calcext:value-type="float">
            <text:p>42000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bz2-reading</text:p>
          </table:table-cell>
          <table:table-cell office:value-type="float" office:value="48743095960" calcext:value-type="float">
            <text:p>487430959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36000" calcext:value-type="float">
            <text:p>236000</text:p>
          </table:table-cell>
          <table:table-cell office:value-type="float" office:value="56000" calcext:value-type="float">
            <text:p>56000</text:p>
          </table:table-cell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z2-reading</text:p>
          </table:table-cell>
          <table:table-cell office:value-type="float" office:value="48743095960" calcext:value-type="float">
            <text:p>4874309596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19000" calcext:value-type="float">
            <text:p>219000</text:p>
          </table:table-cell>
          <table:table-cell office:value-type="float" office:value="96000" calcext:value-type="float">
            <text:p>96000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z2-reading</text:p>
          </table:table-cell>
          <table:table-cell office:value-type="float" office:value="48743095960" calcext:value-type="float">
            <text:p>4874309596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17000" calcext:value-type="float">
            <text:p>217000</text:p>
          </table:table-cell>
          <table:table-cell office:value-type="float" office:value="115000" calcext:value-type="float">
            <text:p>115000</text:p>
          </table:table-cell>
          <table:table-cell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z2-reading</text:p>
          </table:table-cell>
          <table:table-cell office:value-type="float" office:value="48743095960" calcext:value-type="float">
            <text:p>4874309596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90000" calcext:value-type="float">
            <text:p>190000</text:p>
          </table:table-cell>
          <table:table-cell office:value-type="float" office:value="51000" calcext:value-type="float">
            <text:p>51000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gz-reading</text:p>
          </table:table-cell>
          <table:table-cell office:value-type="float" office:value="63884830916" calcext:value-type="float">
            <text:p>638848309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4000" calcext:value-type="float">
            <text:p>304000</text:p>
          </table:table-cell>
          <table:table-cell office:value-type="float" office:value="36000" calcext:value-type="float">
            <text:p>36000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z-reading</text:p>
          </table:table-cell>
          <table:table-cell office:value-type="float" office:value="63884830916" calcext:value-type="float">
            <text:p>63884830916</text:p>
          </table:table-cell>
          <table:table-cell office:value-type="float" office:value="200" calcext:value-type="float">
            <text:p>200</text:p>
          </table:table-cell>
          <table:table-cell office:value-type="float" office:value="292000" calcext:value-type="float">
            <text:p>292000</text:p>
          </table:table-cell>
          <table:table-cell office:value-type="float" office:value="291000" calcext:value-type="float">
            <text:p>291000</text:p>
          </table:table-cell>
          <table:table-cell office:value-type="float" office:value="72000" calcext:value-type="float">
            <text:p>72000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z-reading</text:p>
          </table:table-cell>
          <table:table-cell office:value-type="float" office:value="63884830916" calcext:value-type="float">
            <text:p>63884830916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41000" calcext:value-type="float">
            <text:p>241000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z-reading</text:p>
          </table:table-cell>
          <table:table-cell office:value-type="float" office:value="63884830916" calcext:value-type="float">
            <text:p>63884830916</text:p>
          </table:table-cell>
          <table:table-cell office:value-type="float" office:value="400" calcext:value-type="float">
            <text:p>400</text:p>
          </table:table-cell>
          <table:table-cell office:value-type="float" office:value="316000" calcext:value-type="float">
            <text:p>316000</text:p>
          </table:table-cell>
          <table:table-cell office:value-type="float" office:value="315000" calcext:value-type="float">
            <text:p>315000</text:p>
          </table:table-cell>
          <table:table-cell office:value-type="float" office:value="189000" calcext:value-type="float">
            <text:p>189000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.00.0000</text:date>, <text:time style:data-style-name="N2" text:time-value="22:46:36.537512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1T23:49:24.138092666</dc:date>
    <meta:editing-duration>PT2H33M41S</meta:editing-duration>
    <meta:editing-cycles>3</meta:editing-cycles>
    <meta:generator>LibreOffice/5.1.4.2$Linux_X86_64 LibreOffice_project/10m0$Build-2</meta:generator>
    <meta:document-statistic meta:table-count="1" meta:cell-count="1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style:rotation-angle="90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style:rotation-angle="90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style:rotation-angle="90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6cm" svg:height="10.546cm" xlink:href=".." xlink:type="simple" chart:class="chart:bar" chart:style-name="ch1">
        <chart:legend chart:legend-position="end" svg:x="12.304cm" svg:y="3.978cm" style:legend-expansion="high" chart:style-name="ch2"/>
        <chart:plot-area chart:style-name="ch3" table:cell-range-address="'perf-test-gzip-combined-ms'.J1:'perf-test-gzip-combined-ms'.O5" chart:data-source-has-labels="both" svg:x="0.977cm" svg:y="0.21cm" svg:width="11.007cm" svg:height="9.55cm">
          <chartooo:coordinate-region svg:x="1.784cm" svg:y="0.409cm" svg:width="10.2cm" svg:height="8.704cm"/>
          <chart:axis chart:dimension="x" chart:name="primary-x" chart:style-name="ch4" chartooo:axis-type="auto">
            <chartooo:date-scale/>
            <chart:title svg:x="6.066cm" svg:y="9.97cm" chart:style-name="ch5">
              <text:p>Slots</text:p>
            </chart:title>
            <chart:categories table:cell-range-address="'perf-test-gzip-combined-ms'.J2:'perf-test-gzip-combined-ms'.J5"/>
            <chart:grid chart:style-name="ch6" chart:class="major"/>
          </chart:axis>
          <chart:axis chart:dimension="y" chart:name="primary-y" chart:style-name="ch7">
            <chart:title svg:x="0.098cm" svg:y="6.643cm" chart:style-name="ch8">
              <text:p>Compression time in s</text:p>
            </chart:title>
            <chart:grid chart:style-name="ch6" chart:class="major"/>
          </chart:axis>
          <chart:series chart:style-name="ch9" chart:values-cell-range-address="'perf-test-gzip-combined-ms'.K2:'perf-test-gzip-combined-ms'.K5" chart:label-cell-address="'perf-test-gzip-combined-ms'.K1:'perf-test-gzip-combined-ms'.K1" chart:class="chart:bar">
            <chart:data-point chart:repeated="4"/>
          </chart:series>
          <chart:series chart:style-name="ch10" chart:values-cell-range-address="'perf-test-gzip-combined-ms'.L2:'perf-test-gzip-combined-ms'.L5" chart:label-cell-address="'perf-test-gzip-combined-ms'.L1:'perf-test-gzip-combined-ms'.L1" chart:class="chart:bar">
            <chart:data-point chart:repeated="4"/>
          </chart:series>
          <chart:series chart:style-name="ch11" chart:values-cell-range-address="'perf-test-gzip-combined-ms'.M2:'perf-test-gzip-combined-ms'.M5" chart:label-cell-address="'perf-test-gzip-combined-ms'.M1:'perf-test-gzip-combined-ms'.M1" chart:class="chart:bar">
            <chart:data-point chart:repeated="4"/>
          </chart:series>
          <chart:series chart:style-name="ch12" chart:values-cell-range-address="'perf-test-gzip-combined-ms'.N2:'perf-test-gzip-combined-ms'.N5" chart:label-cell-address="'perf-test-gzip-combined-ms'.N1:'perf-test-gzip-combined-ms'.N1" chart:class="chart:bar">
            <chart:data-point chart:repeated="4"/>
          </chart:series>
          <chart:series chart:style-name="ch13" chart:values-cell-range-address="'perf-test-gzip-combined-ms'.O2:'perf-test-gzip-combined-ms'.O5" chart:label-cell-address="'perf-test-gzip-combined-ms'.O1:'perf-test-gzip-combined-ms'.O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zip combined</text:p>
                <draw:g>
                  <svg:desc>'perf-test-gzip-combined-ms'.K1:'perf-test-gzip-combined-ms'.K1</svg:desc>
                </draw:g>
              </table:table-cell>
              <table:table-cell office:value-type="string">
                <text:p>Plaintext combined</text:p>
                <draw:g>
                  <svg:desc>'perf-test-gzip-combined-ms'.L1:'perf-test-gzip-combined-ms'.L1</svg:desc>
                </draw:g>
              </table:table-cell>
              <table:table-cell office:value-type="string">
                <text:p>Bzip2 combined</text:p>
                <draw:g>
                  <svg:desc>'perf-test-gzip-combined-ms'.M1:'perf-test-gzip-combined-ms'.M1</svg:desc>
                </draw:g>
              </table:table-cell>
              <table:table-cell office:value-type="string">
                <text:p>Gzip single</text:p>
                <draw:g>
                  <svg:desc>'perf-test-gzip-combined-ms'.N1:'perf-test-gzip-combined-ms'.N1</svg:desc>
                </draw:g>
              </table:table-cell>
              <table:table-cell office:value-type="string">
                <text:p>Single – Combined</text:p>
                <draw:g>
                  <svg:desc>'perf-test-gzip-combined-ms'.O1:'perf-test-gzip-combined-ms'.O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perf-test-gzip-combined-ms'.J2:'perf-test-gzip-combined-ms'.J5</svg:desc>
                </draw:g>
              </table:table-cell>
              <table:table-cell office:value-type="float" office:value="99">
                <text:p>99</text:p>
                <draw:g>
                  <svg:desc>'perf-test-gzip-combined-ms'.K2:'perf-test-gzip-combined-ms'.K5</svg:desc>
                </draw:g>
              </table:table-cell>
              <table:table-cell office:value-type="float" office:value="132">
                <text:p>132</text:p>
                <draw:g>
                  <svg:desc>'perf-test-gzip-combined-ms'.L2:'perf-test-gzip-combined-ms'.L5</svg:desc>
                </draw:g>
              </table:table-cell>
              <table:table-cell office:value-type="float" office:value="236">
                <text:p>236</text:p>
                <draw:g>
                  <svg:desc>'perf-test-gzip-combined-ms'.M2:'perf-test-gzip-combined-ms'.M5</svg:desc>
                </draw:g>
              </table:table-cell>
              <table:table-cell office:value-type="float" office:value="304">
                <text:p>304</text:p>
                <draw:g>
                  <svg:desc>'perf-test-gzip-combined-ms'.N2:'perf-test-gzip-combined-ms'.N5</svg:desc>
                </draw:g>
              </table:table-cell>
              <table:table-cell office:value-type="float" office:value="205">
                <text:p>205</text:p>
                <draw:g>
                  <svg:desc>'perf-test-gzip-combined-ms'.O2:'perf-test-gzip-combined-ms'.O5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7">
                <text:p>77</text:p>
              </table:table-cell>
              <table:table-cell office:value-type="float" office:value="133">
                <text:p>133</text:p>
              </table:table-cell>
              <table:table-cell office:value-type="float" office:value="219">
                <text:p>219</text:p>
              </table:table-cell>
              <table:table-cell office:value-type="float" office:value="292">
                <text:p>29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3">
                <text:p>63</text:p>
              </table:table-cell>
              <table:table-cell office:value-type="float" office:value="141">
                <text:p>141</text:p>
              </table:table-cell>
              <table:table-cell office:value-type="float" office:value="217">
                <text:p>217</text:p>
              </table:table-cell>
              <table:table-cell office:value-type="float" office:value="241">
                <text:p>24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9">
                <text:p>69</text:p>
              </table:table-cell>
              <table:table-cell office:value-type="float" office:value="143">
                <text:p>143</text:p>
              </table:table-cell>
              <table:table-cell office:value-type="float" office:value="190">
                <text:p>190</text:p>
              </table:table-cell>
              <table:table-cell office:value-type="float" office:value="316">
                <text:p>316</text:p>
              </table:table-cell>
              <table:table-cell office:value-type="float" office:value="247">
                <text:p>2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645cm" svg:height="9.617cm" xlink:href=".." xlink:type="simple" chart:class="chart:line" chart:style-name="ch1">
        <chart:legend chart:legend-position="end" svg:x="13.229cm" svg:y="4.509cm" style:legend-expansion="high" chart:style-name="ch2"/>
        <chart:plot-area chart:style-name="ch3" table:cell-range-address="'perf-test-gzip-combined-ms'.Q1:'perf-test-gzip-combined-ms'.Q5 'perf-test-gzip-combined-ms'.T2:'perf-test-gzip-combined-ms'.T5" chart:data-source-has-labels="both" svg:x="0.557cm" svg:y="-0.001cm" svg:width="13.777cm" svg:height="8.675cm">
          <chartooo:coordinate-region svg:x="1.417cm" svg:y="0.199cm" svg:width="11.764cm" svg:height="7.828cm"/>
          <chart:axis chart:dimension="x" chart:name="primary-x" chart:style-name="ch4" chartooo:axis-type="auto">
            <chartooo:date-scale/>
            <chart:title svg:x="5.616cm" svg:y="8.767cm" chart:style-name="ch5">
              <text:p>Pageview output dataset</text:p>
            </chart:title>
            <chart:categories table:cell-range-address="'perf-test-gzip-combined-ms'.Q2:'perf-test-gzip-combined-ms'.Q5"/>
          </chart:axis>
          <chart:axis chart:dimension="y" chart:name="primary-y" chart:style-name="ch4">
            <chart:title svg:x="0cm" svg:y="5.716cm" chart:style-name="ch6">
              <text:p>Compression ratio</text:p>
            </chart:title>
            <chart:grid chart:style-name="ch7" chart:class="major"/>
          </chart:axis>
          <chart:series chart:style-name="ch8" chart:values-cell-range-address="'perf-test-gzip-combined-ms'.T2:'perf-test-gzip-combined-ms'.T5" loext:label-string="ratio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</table:table-cell>
            </table:table-row>
          </table:table-header-rows>
          <table:table-rows>
            <table:table-row>
              <table:table-cell office:value-type="string">
                <text:p>Gzip single</text:p>
                <draw:g>
                  <svg:desc>'perf-test-gzip-combined-ms'.Q2:'perf-test-gzip-combined-ms'.Q5</svg:desc>
                </draw:g>
              </table:table-cell>
              <table:table-cell office:value-type="float" office:value="1">
                <text:p>1</text:p>
                <draw:g>
                  <svg:desc>'perf-test-gzip-combined-ms'.T2:'perf-test-gzip-combined-ms'.T5</svg:desc>
                </draw:g>
              </table:table-cell>
            </table:table-row>
            <table:table-row>
              <table:table-cell office:value-type="string">
                <text:p>Bzip2 combined</text:p>
              </table:table-cell>
              <table:table-cell office:value-type="float" office:value="1.31064368517801">
                <text:p>1.31064368517801</text:p>
              </table:table-cell>
            </table:table-row>
            <table:table-row>
              <table:table-cell office:value-type="string">
                <text:p>Plaintext combined</text:p>
              </table:table-cell>
              <table:table-cell office:value-type="float" office:value="0.237280686935568">
                <text:p>0.237280686935568</text:p>
              </table:table-cell>
            </table:table-row>
            <table:table-row>
              <table:table-cell office:value-type="string">
                <text:p>Gzip combined</text:p>
              </table:table-cell>
              <table:table-cell office:value-type="float" office:value="0.999999963293322">
                <text:p>0.9999999632933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